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2f59a3" officeooo:paragraph-rsid="002f59a3" style:font-size-asian="10pt" style:font-size-complex="10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.5in" loext:contextual-spacing="false" fo:text-align="center" style:justify-single-word="false"/>
      <style:text-properties fo:font-size="16pt" fo:font-weight="bold" officeooo:rsid="001ff177" officeooo:paragraph-rsid="001ff177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2in" fo:margin-bottom="0.1in" loext:contextual-spacing="false" fo:text-align="start" style:justify-single-word="false"/>
      <style:text-properties fo:font-size="12pt" fo:font-weight="normal" officeooo:rsid="002df5f3" officeooo:paragraph-rsid="002df5f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329dd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2a835" officeooo:paragraph-rsid="0032e69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.1in" loext:contextual-spacing="false" fo:text-align="start" style:justify-single-word="false"/>
      <style:text-properties fo:font-size="12pt" fo:font-weight="normal" officeooo:rsid="00207771" officeooo:paragraph-rsid="002f2011" style:font-size-asian="10.5pt" style:font-weight-asian="normal" style:font-size-complex="12pt" style:font-weight-complex="normal"/>
    </style:style>
    <style:style style:name="T1" style:family="text">
      <style:text-properties officeooo:rsid="002f59a3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20c17a" style:font-style-asian="normal" style:font-weight-asian="bold" style:font-style-complex="normal" style:font-weight-complex="bold"/>
    </style:style>
    <style:style style:name="T4" style:family="text">
      <style:text-properties fo:font-style="normal" officeooo:rsid="002140eb" style:font-style-asian="normal" style:font-style-complex="normal"/>
    </style:style>
    <style:style style:name="T5" style:family="text">
      <style:text-properties fo:font-style="normal" officeooo:rsid="00298fd9" style:font-style-asian="normal" style:font-style-complex="normal"/>
    </style:style>
    <style:style style:name="T6" style:family="text">
      <style:text-properties fo:font-style="normal" officeooo:rsid="002b824b" style:font-style-asian="normal" style:font-style-complex="normal"/>
    </style:style>
    <style:style style:name="T7" style:family="text">
      <style:text-properties fo:font-style="normal" officeooo:rsid="002df5f3" style:font-style-asian="normal" style:font-style-complex="normal"/>
    </style:style>
    <style:style style:name="T8" style:family="text">
      <style:text-properties fo:font-style="normal" officeooo:rsid="002f2011" style:font-style-asian="normal" style:font-style-complex="normal"/>
    </style:style>
    <style:style style:name="T9" style:family="text">
      <style:text-properties fo:font-style="normal" officeooo:rsid="0027b20a" style:font-style-asian="normal" style:font-style-complex="normal"/>
    </style:style>
    <style:style style:name="T10" style:family="text">
      <style:text-properties fo:font-style="normal" officeooo:rsid="00329dda" style:font-style-asian="normal" style:font-style-complex="normal"/>
    </style:style>
    <style:style style:name="T11" style:family="text">
      <style:text-properties fo:font-style="normal" officeooo:rsid="0032e698" style:font-style-asian="normal" style:font-style-complex="normal"/>
    </style:style>
    <style:style style:name="T12" style:family="text">
      <style:text-properties officeooo:rsid="002140eb"/>
    </style:style>
    <style:style style:name="T13" style:family="text">
      <style:text-properties officeooo:rsid="00329d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-64 <text:span text:style-name="T12">Int</text:span><text:span text:style-name="T13">roduction</text:span></text:p>
      <text:p text:style-name="P4"><text:span text:style-name="T3">H</text:span><text:span text:style-name="T2">istory</text:span></text:p>
      <text:p text:style-name="P5"><text:span text:style-name="T7">TECO (Text Editor and Corrector) </text:span><text:span text:style-name="T10">was </text:span><text:span text:style-name="T11">developed on </text:span><text:span text:style-name="T10">the PDP-1 in 1962, and later </text:span><text:span text:style-name="T11">developed for</text:span><text:span text:style-name="T10"> other DEC (Digital Equipment Corporation) </text:span><text:span text:style-name="T11">operating environments, notably VMS, RSTS/E, </text:span><text:span text:style-name="T10">TOPS-10, RSX-11, </text:span><text:span text:style-name="T11">and </text:span><text:span text:style-name="T10">RT-11. It has also been implemented in C, </text:span><text:span text:style-name="T11">which </text:span><text:span text:style-name="T10">enabl</text:span><text:span text:style-name="T11">ed </text:span><text:span text:style-name="T10">it to be run </text:span><text:span text:style-name="T11">o</text:span><text:span text:style-name="T10">n non-DEC </text:span><text:span text:style-name="T11">operating systems </text:span><text:span text:style-name="T10">such as Linux, Windows, and MacOS. </text:span><text:span text:style-name="T11">And although it is almost six decades old, it remains in use today.</text:span></text:p>
      <text:p text:style-name="P5"><text:span text:style-name="T11">TECO</text:span><text:span text:style-name="T10"> is a character-oriented editor </text:span><text:span text:style-name="T11">for manipulating text files. Since it is also a pipeline editor, it is capable of editing files of arbitrary size, since the files do not have to fit in memory. It is also capable of editing binary files.</text:span></text:p>
      <text:p text:style-name="P6"><text:span text:style-name="T7">TECO-64 is an open-source version written in C, intended to b</text:span><text:span text:style-name="T8">e portable to multiple operating environ</text:span><text:span text:style-name="T11">m</text:span><text:span text:style-name="T8">ents. </text:span><text:span text:style-name="T6">It </text:span><text:span text:style-name="T9">was inspired by TECO C. </text:span><text:span text:style-name="T11">Ho</text:span><text:span text:style-name="T9">wever, </text:span><text:span text:style-name="T11">although it is compatible with TECO C, and other TECOs, </text:span><text:span text:style-name="T9">TECO-64 was written from scratch to take </text:span><text:span text:style-name="T5">full </text:span><text:span text:style-name="T9">advantage of modern features of the C language and run-time library.</text:span></text:p>
      <text:p text:style-name="P7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2f59a3" officeooo:paragraph-rsid="002f59a3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329dda"/>
    </style:style>
    <style:style style:name="MT2" style:family="text">
      <style:text-properties officeooo:rsid="002f59a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In<text:span text:style-name="MT1">troduction</text:span></text:p>
      </style:header>
      <style:footer>
        <text:p text:style-name="MP2"><text:date style:data-style-name="N76" text:date-value="2020-09-11T13:50:22.812801995">September 11, 2020</text:date><text:tab/><text:tab/><text:span text:style-name="MT2">Page </text:span><text:span text:style-name="MT2"><text:page-number text:select-page="current">1</text:page-number></text:span><text:span text:style-name="MT2"><text:s/>of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08:55:16.890080475</meta:creation-date>
    <dc:date>2020-09-11T13:50:22.789869000</dc:date>
    <meta:editing-duration>PT1H38M29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1" meta:paragraph-count="7" meta:word-count="175" meta:character-count="1046" meta:non-whitespace-character-count="876"/>
  </office:meta>
</office:document-meta>
</file>